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99" style:diagonal-bl-tr="none" style:diagonal-tl-br="none" fo:border="0.0008in solid #000000" style:rotation-align="none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Excel_20_Built-in_20_Normal" style:data-style-name="N8100">
      <style:table-cell-properties fo:background-color="#ffff99" style:diagonal-bl-tr="none" style:diagonal-tl-br="none" fo:border="0.0008in solid #000000" style:rotation-align="none"/>
      <style:text-properties style:font-name="Calibri" style:font-name-complex="Calibri"/>
    </style:style>
    <style:style style:name="ce5" style:family="table-cell" style:parent-style-name="Default" style:data-style-name="N100">
      <style:table-cell-properties fo:background-color="#ffff99" fo:border="0.0008in solid #000000"/>
    </style:style>
    <style:style style:name="ce6" style:family="table-cell" style:parent-style-name="Excel_20_Built-in_20_Normal">
      <style:table-cell-properties fo:background-color="#ffff99" style:diagonal-bl-tr="none" style:diagonal-tl-br="none" fo:border="0.0008in solid #000000" style:rotation-align="none"/>
    </style:style>
    <style:style style:name="ce7" style:family="table-cell" style:parent-style-name="Excel_20_Built-in_20_Normal">
      <style:table-cell-properties fo:background-color="#ffff99" style:diagonal-bl-tr="none" style:diagonal-tl-br="none" fo:border="0.0008in solid #000000" style:rotation-align="none"/>
      <style:text-properties fo:color="#000000"/>
    </style:style>
    <style:style style:name="ce8" style:family="table-cell" style:parent-style-name="Default">
      <style:table-cell-properties fo:background-color="#ffff99" fo:border="0.0008in solid #000000"/>
    </style:style>
    <style:style style:name="ce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100">
      <style:table-cell-properties fo:background-color="#ffff99" style:diagonal-bl-tr="none" style:diagonal-tl-br="none" fo:border="0.0008in solid #000000" style:rotation-align="none"/>
      <style:text-properties fo:color="#000000"/>
    </style:style>
    <style:style style:name="ce11" style:family="table-cell" style:parent-style-name="Excel_20_Built-in_20_Normal">
      <style:table-cell-properties fo:background-color="#ffff99" fo:border="0.0008in solid #000000"/>
      <style:text-properties style:text-underline-mode="continuous" style:text-overline-mode="continuous" style:text-line-through-mode="continuous" style:font-name-asian="Andale Sans UI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ce11"/>
        <table:table-column table:style-name="co1" table:default-cell-style-name="ce8"/>
        <table:table-row table:style-name="ro2">
          <table:table-cell table:style-name="ce1" office:value-type="string">
            <text:p>FECHA TRX</text:p>
          </table:table-cell>
          <table:table-cell table:style-name="ce1" office:value-type="string">
            <text:p>CEDULA</text:p>
          </table:table-cell>
          <table:table-cell table:style-name="ce1" office:value-type="string">
            <text:p>TIPO CTA</text:p>
          </table:table-cell>
          <table:table-cell table:style-name="ce9" office:value-type="string">
            <text:p>NUM.CTA</text:p>
          </table:table-cell>
          <table:table-cell table:style-name="ce9" office:value-type="string">
            <text:p>CODIGO</text:p>
          </table:table-cell>
          <table:table-cell table:style-name="ce12" office:value-type="string">
            <text:p>VALOR</text:p>
          </table:table-cell>
        </table:table-row>
        <table:table-row table:style-name="ro2">
          <table:table-cell office:value-type="string">
            <text:p>09/03/2022</text:p>
          </table:table-cell>
          <table:table-cell office:value-type="string">
            <text:p>1002023263</text:p>
          </table:table-cell>
          <table:table-cell office:value-type="string">
            <text:p>CTE</text:p>
          </table:table-cell>
          <table:table-cell office:value-type="string">
            <text:p>5015009617</text:p>
          </table:table-cell>
          <table:table-cell office:value-type="string">
            <text:p>E61640 </text:p>
          </table:table-cell>
          <table:table-cell office:value-type="float" office:value="30.98">
            <text:p>30.98</text:p>
          </table:table-cell>
        </table:table-row>
        <table:table-row table:style-name="ro2">
          <table:table-cell office:value-type="string">
            <text:p>09/03/2022</text:p>
          </table:table-cell>
          <table:table-cell table:style-name="ce4" office:value-type="string">
            <text:p>0904866894</text:p>
          </table:table-cell>
          <table:table-cell office:value-type="string">
            <text:p>CTE</text:p>
          </table:table-cell>
          <table:table-cell office:value-type="string">
            <text:p>0005117165</text:p>
          </table:table-cell>
          <table:table-cell office:value-type="string">
            <text:p>I71509 </text:p>
          </table:table-cell>
          <table:table-cell office:value-type="float" office:value="30.98">
            <text:p>30.98</text:p>
          </table:table-cell>
        </table:table-row>
        <table:table-row table:style-name="ro2">
          <table:table-cell office:value-type="string">
            <text:p>09/03/2022</text:p>
          </table:table-cell>
          <table:table-cell office:value-type="string">
            <text:p>0921939450</text:p>
          </table:table-cell>
          <table:table-cell office:value-type="string">
            <text:p>CTE</text:p>
          </table:table-cell>
          <table:table-cell office:value-type="string">
            <text:p>0005307799</text:p>
          </table:table-cell>
          <table:table-cell office:value-type="string">
            <text:p>I71511 </text:p>
          </table:table-cell>
          <table:table-cell office:value-type="float" office:value="30.98">
            <text:p>30.98</text:p>
          </table:table-cell>
        </table:table-row>
        <table:table-row table:style-name="ro2">
          <table:table-cell office:value-type="string">
            <text:p>09/03/2022</text:p>
          </table:table-cell>
          <table:table-cell office:value-type="string">
            <text:p>0921939450</text:p>
          </table:table-cell>
          <table:table-cell table:style-name="ce7" office:value-type="string">
            <text:p>AHO</text:p>
          </table:table-cell>
          <table:table-cell table:style-name="ce10" office:value-type="string">
            <text:p>0000760448</text:p>
          </table:table-cell>
          <table:table-cell table:style-name="ce10" office:value-type="string">
            <text:p>I71514</text:p>
          </table:table-cell>
          <table:table-cell office:value-type="float" office:value="30.98">
            <text:p>30.98</text:p>
          </table:table-cell>
        </table:table-row>
        <table:table-row table:style-name="ro2">
          <table:table-cell office:value-type="string">
            <text:p>09/03/2022</text:p>
          </table:table-cell>
          <table:table-cell office:value-type="string">
            <text:p>0914900907</text:p>
          </table:table-cell>
          <table:table-cell office:value-type="string">
            <text:p>AHO</text:p>
          </table:table-cell>
          <table:table-cell office:value-type="string">
            <text:p>0861014083</text:p>
          </table:table-cell>
          <table:table-cell table:style-name="ce2" office:value-type="string">
            <text:p>E61643</text:p>
          </table:table-cell>
          <table:table-cell office:value-type="float" office:value="30.98">
            <text:p>30.98</text:p>
          </table:table-cell>
        </table:table-row>
        <table:table-row table:style-name="ro2">
          <table:table-cell office:value-type="string">
            <text:p>09/03/2022</text:p>
          </table:table-cell>
          <table:table-cell table:style-name="ce5" office:value-type="string">
            <text:p>0909829426</text:p>
          </table:table-cell>
          <table:table-cell table:style-name="ce8" office:value-type="string">
            <text:p>AHO</text:p>
          </table:table-cell>
          <table:table-cell table:style-name="ce5" office:value-type="string">
            <text:p>0002943804</text:p>
          </table:table-cell>
          <table:table-cell office:value-type="string">
            <text:p>E61642 </text:p>
          </table:table-cell>
          <table:table-cell office:value-type="float" office:value="30.98">
            <text:p>30.98</text:p>
          </table:table-cell>
        </table:table-row>
        <table:table-row table:style-name="ro1">
          <table:table-cell table:style-name="ce3" table:number-columns-repeated="5"/>
          <table:table-cell table:style-name="ce13" table:formula="of:=SUM([.F2:.F7])" office:value-type="float" office:value="185.88">
            <text:p>185.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0" number:min-integer-digits="2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number number:decimal-places="5" number:min-integer-digits="1"/>
    </number:number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percentage-style style:name="N127">
      <number:number number:decimal-places="0" number:min-integer-digits="1"/>
      <number:text> %</number:text>
    </number:percentage-style>
    <number:number-style style:name="N129P0" style:volatile="true">
      <number:text>$</number:text>
      <number:number number:decimal-places="0" number:min-integer-digits="1" number:grouping="true"/>
    </number:number-style>
    <number:number-style style:name="N129">
      <number:text>-$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</number:number-style>
    <number:number-style style:name="N130">
      <style:text-properties fo:color="#ff0000"/>
      <number:text>-$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-$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-$</number:text>
      <number:number number:decimal-places="2" number:min-integer-digits="1" number:grouping="true"/>
      <number:text> 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03/09/2022</text:date>, <text:time>14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4</meta:editing-cycles>
    <meta:generator>OpenOffice/4.0.0$Win32 OpenOffice.org_project/400m3$Build-9702</meta:generator>
    <dc:date>2022-03-09T14:28:36.83</dc:date>
    <dc:creator>jose muñoz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